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text-properties officeooo:paragraph-rsid="035a3543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5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6" style:family="paragraph" style:parent-style-name="Standard">
      <style:text-properties style:font-name="Palatino Linotype" officeooo:paragraph-rsid="028e9376"/>
    </style:style>
    <style:style style:name="P18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9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3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3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normal" officeooo:rsid="02232b04" style:font-weight-asian="normal" style:font-weight-complex="normal"/>
    </style:style>
    <style:style style:name="T29" style:family="text">
      <style:text-properties style:use-window-font-color="true" fo:font-weight="normal" officeooo:rsid="02241c39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331dd88" style:font-size-asian="10pt" style:font-size-complex="10pt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2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3" style:family="text">
      <style:text-properties fo:color="#000000" style:font-name="Palatino Linotype" officeooo:rsid="0108c802"/>
    </style:style>
    <style:style style:name="T104" style:family="text">
      <style:text-properties fo:color="#000000" style:font-name="Palatino Linotype" officeooo:rsid="02a220f3" fo:background-color="transparent" loext:char-shading-value="0"/>
    </style:style>
    <style:style style:name="T105" style:family="text">
      <style:text-properties fo:color="#000000" style:font-name="Palatino Linotype" officeooo:rsid="02a1fc62" fo:background-color="transparent" loext:char-shading-value="0"/>
    </style:style>
    <style:style style:name="T106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style="normal" officeooo:rsid="02f8953d" style:font-style-asian="normal" style:font-style-complex="normal"/>
    </style:style>
    <style:style style:name="T111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3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7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1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2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3" style:family="text">
      <style:text-properties fo:color="#000000" fo:background-color="transparent" loext:char-shading-value="0"/>
    </style:style>
    <style:style style:name="T134" style:family="text">
      <style:text-properties fo:color="#000000" officeooo:rsid="025a7e14" fo:background-color="transparent" loext:char-shading-value="0"/>
    </style:style>
    <style:style style:name="T135" style:family="text">
      <style:text-properties fo:color="#000000" officeooo:rsid="020f9139" fo:background-color="transparent" loext:char-shading-value="0"/>
    </style:style>
    <style:style style:name="T136" style:family="text">
      <style:text-properties fo:color="#000000" officeooo:rsid="02444033" fo:background-color="transparent" loext:char-shading-value="0"/>
    </style:style>
    <style:style style:name="T137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8" style:family="text">
      <style:text-properties fo:color="#000000" fo:font-weight="normal" style:font-weight-asian="normal" style:font-weight-complex="normal"/>
    </style:style>
    <style:style style:name="T139" style:family="text">
      <style:text-properties fo:color="#000000" fo:font-weight="normal" officeooo:rsid="020f9139" style:font-weight-asian="normal" style:font-weight-complex="normal"/>
    </style:style>
    <style:style style:name="T140" style:family="text">
      <style:text-properties officeooo:rsid="0026f121"/>
    </style:style>
    <style:style style:name="T141" style:family="text">
      <style:text-properties officeooo:rsid="002922b2"/>
    </style:style>
    <style:style style:name="T142" style:family="text">
      <style:text-properties officeooo:rsid="002b529c"/>
    </style:style>
    <style:style style:name="T143" style:family="text">
      <style:text-properties officeooo:rsid="00354f96"/>
    </style:style>
    <style:style style:name="T144" style:family="text">
      <style:text-properties officeooo:rsid="00583f4a"/>
    </style:style>
    <style:style style:name="T145" style:family="text">
      <style:text-properties officeooo:rsid="005da7c2"/>
    </style:style>
    <style:style style:name="T146" style:family="text">
      <style:text-properties officeooo:rsid="0062f05c"/>
    </style:style>
    <style:style style:name="T147" style:family="text">
      <style:text-properties officeooo:rsid="0087c0e9"/>
    </style:style>
    <style:style style:name="T148" style:family="text">
      <style:text-properties officeooo:rsid="0088d114"/>
    </style:style>
    <style:style style:name="T149" style:family="text">
      <style:text-properties officeooo:rsid="008bcb31"/>
    </style:style>
    <style:style style:name="T150" style:family="text">
      <style:text-properties officeooo:rsid="008f96fd"/>
    </style:style>
    <style:style style:name="T151" style:family="text">
      <style:text-properties officeooo:rsid="00944f62"/>
    </style:style>
    <style:style style:name="T152" style:family="text">
      <style:text-properties officeooo:rsid="00c1f480"/>
    </style:style>
    <style:style style:name="T153" style:family="text">
      <style:text-properties officeooo:rsid="00c38da0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00c69759" style:font-style-asian="normal" style:font-style-complex="normal"/>
    </style:style>
    <style:style style:name="T156" style:family="text">
      <style:text-properties fo:font-style="normal" officeooo:rsid="00c8cfcb" style:font-style-asian="normal" style:font-style-complex="normal"/>
    </style:style>
    <style:style style:name="T157" style:family="text">
      <style:text-properties fo:font-style="normal" officeooo:rsid="00ec0be4" style:font-style-asian="normal" style:font-style-complex="normal"/>
    </style:style>
    <style:style style:name="T158" style:family="text">
      <style:text-properties fo:font-style="normal" officeooo:rsid="01235414" style:font-style-asian="normal" style:font-style-complex="normal"/>
    </style:style>
    <style:style style:name="T159" style:family="text">
      <style:text-properties fo:font-style="normal" officeooo:rsid="011e084e" style:font-style-asian="normal" style:font-style-complex="normal"/>
    </style:style>
    <style:style style:name="T160" style:family="text">
      <style:text-properties fo:font-style="normal" officeooo:rsid="01e19718" style:font-style-asian="normal" style:font-style-complex="normal"/>
    </style:style>
    <style:style style:name="T161" style:family="text">
      <style:text-properties fo:font-style="normal" officeooo:rsid="024d426c" style:font-style-asian="normal" style:font-style-complex="normal"/>
    </style:style>
    <style:style style:name="T162" style:family="text">
      <style:text-properties fo:font-style="normal" officeooo:rsid="0250a7aa" style:font-style-asian="normal" style:font-style-complex="normal"/>
    </style:style>
    <style:style style:name="T163" style:family="text">
      <style:text-properties fo:font-style="normal" style:text-underline-style="none" style:font-style-asian="normal" style:font-style-complex="normal"/>
    </style:style>
    <style:style style:name="T164" style:family="text">
      <style:text-properties fo:font-style="normal" style:text-underline-style="none" officeooo:rsid="00ec0be4" style:font-style-asian="normal" style:font-style-complex="normal"/>
    </style:style>
    <style:style style:name="T165" style:family="text">
      <style:text-properties fo:font-style="normal" style:text-underline-style="none" officeooo:rsid="00ffecf3" style:font-style-asian="normal" style:font-style-complex="normal"/>
    </style:style>
    <style:style style:name="T166" style:family="text">
      <style:text-properties fo:font-style="normal" style:text-underline-style="none" officeooo:rsid="024d426c" style:font-style-asian="normal" style:font-style-complex="normal"/>
    </style:style>
    <style:style style:name="T167" style:family="text">
      <style:text-properties fo:font-style="normal" style:text-underline-style="none" officeooo:rsid="027f96a4" style:font-style-asian="normal" style:font-style-complex="normal"/>
    </style:style>
    <style:style style:name="T168" style:family="text">
      <style:text-properties fo:font-style="normal" style:text-underline-style="none" officeooo:rsid="034c02c3" style:font-style-asian="normal" style:font-style-complex="normal"/>
    </style:style>
    <style:style style:name="T1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6" style:family="text">
      <style:text-properties style:text-underline-style="solid" style:text-underline-width="auto" style:text-underline-color="font-color"/>
    </style:style>
    <style:style style:name="T177" style:family="text">
      <style:text-properties style:text-underline-style="solid" style:text-underline-width="auto" style:text-underline-color="font-color" officeooo:rsid="002979bd"/>
    </style:style>
    <style:style style:name="T178" style:family="text">
      <style:text-properties style:text-underline-style="solid" style:text-underline-width="auto" style:text-underline-color="font-color" officeooo:rsid="00c1f480"/>
    </style:style>
    <style:style style:name="T179" style:family="text">
      <style:text-properties style:text-underline-style="solid" style:text-underline-width="auto" style:text-underline-color="font-color" officeooo:rsid="01096a7a"/>
    </style:style>
    <style:style style:name="T180" style:family="text">
      <style:text-properties style:text-underline-style="solid" style:text-underline-width="auto" style:text-underline-color="font-color" officeooo:rsid="013dee83"/>
    </style:style>
    <style:style style:name="T181" style:family="text">
      <style:text-properties style:text-underline-style="solid" style:text-underline-width="auto" style:text-underline-color="font-color" officeooo:rsid="016137c7"/>
    </style:style>
    <style:style style:name="T182" style:family="text">
      <style:text-properties style:text-underline-style="solid" style:text-underline-width="auto" style:text-underline-color="font-color" officeooo:rsid="026f059b"/>
    </style:style>
    <style:style style:name="T183" style:family="text">
      <style:text-properties style:text-underline-style="solid" style:text-underline-width="auto" style:text-underline-color="font-color" officeooo:rsid="02d98af6"/>
    </style:style>
    <style:style style:name="T184" style:family="text">
      <style:text-properties officeooo:rsid="01096a7a"/>
    </style:style>
    <style:style style:name="T185" style:family="text">
      <style:text-properties officeooo:rsid="012078fb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17dafe5" fo:background-color="transparent" loext:char-shading-value="0"/>
    </style:style>
    <style:style style:name="T188" style:family="text">
      <style:text-properties officeooo:rsid="01294f5b"/>
    </style:style>
    <style:style style:name="T189" style:family="text">
      <style:text-properties officeooo:rsid="0136ba4e"/>
    </style:style>
    <style:style style:name="T190" style:family="text">
      <style:text-properties officeooo:rsid="013f9640"/>
    </style:style>
    <style:style style:name="T191" style:family="text">
      <style:text-properties fo:font-variant="normal" fo:text-transform="none" fo:color="#000000" fo:letter-spacing="normal" officeooo:rsid="0143c357"/>
    </style:style>
    <style:style style:name="T192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3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5" style:family="text">
      <style:text-properties officeooo:rsid="01415871"/>
    </style:style>
    <style:style style:name="T196" style:family="text">
      <style:text-properties officeooo:rsid="0143c357"/>
    </style:style>
    <style:style style:name="T197" style:family="text">
      <style:text-properties officeooo:rsid="0152f2ad"/>
    </style:style>
    <style:style style:name="T198" style:family="text">
      <style:text-properties officeooo:rsid="015e1941"/>
    </style:style>
    <style:style style:name="T199" style:family="text">
      <style:text-properties officeooo:rsid="016e7392"/>
    </style:style>
    <style:style style:name="T200" style:family="text">
      <style:text-properties officeooo:rsid="017ad915"/>
    </style:style>
    <style:style style:name="T201" style:family="text">
      <style:text-properties officeooo:rsid="017df1c7"/>
    </style:style>
    <style:style style:name="T202" style:family="text">
      <style:text-properties officeooo:rsid="017e0cc5"/>
    </style:style>
    <style:style style:name="T203" style:family="text">
      <style:text-properties officeooo:rsid="018449d6"/>
    </style:style>
    <style:style style:name="T204" style:family="text">
      <style:text-properties officeooo:rsid="01a64a49"/>
    </style:style>
    <style:style style:name="T205" style:family="text">
      <style:text-properties officeooo:rsid="013dee83"/>
    </style:style>
    <style:style style:name="T206" style:family="text">
      <style:text-properties style:text-underline-style="none"/>
    </style:style>
    <style:style style:name="T207" style:family="text">
      <style:text-properties officeooo:rsid="01d4ab70"/>
    </style:style>
    <style:style style:name="T208" style:family="text">
      <style:text-properties officeooo:rsid="01d86f97"/>
    </style:style>
    <style:style style:name="T209" style:family="text">
      <style:text-properties officeooo:rsid="01d9d10b"/>
    </style:style>
    <style:style style:name="T210" style:family="text">
      <style:text-properties officeooo:rsid="01e0fbc1"/>
    </style:style>
    <style:style style:name="T211" style:family="text">
      <style:text-properties officeooo:rsid="01f272ca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officeooo:rsid="02907ad1" style:font-style-asian="italic" style:font-style-complex="italic"/>
    </style:style>
    <style:style style:name="T214" style:family="text">
      <style:text-properties fo:font-style="italic" officeooo:rsid="0291c6c0" style:font-style-asian="italic" style:font-style-complex="italic"/>
    </style:style>
    <style:style style:name="T2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6" style:family="text">
      <style:text-properties officeooo:rsid="02090fdd"/>
    </style:style>
    <style:style style:name="T217" style:family="text">
      <style:text-properties officeooo:rsid="020e9077"/>
    </style:style>
    <style:style style:name="T218" style:family="text">
      <style:text-properties officeooo:rsid="020f9139"/>
    </style:style>
    <style:style style:name="T219" style:family="text">
      <style:text-properties officeooo:rsid="022b0869"/>
    </style:style>
    <style:style style:name="T220" style:family="text">
      <style:text-properties officeooo:rsid="02478cff"/>
    </style:style>
    <style:style style:name="T221" style:family="text">
      <style:text-properties officeooo:rsid="02007c83"/>
    </style:style>
    <style:style style:name="T222" style:family="text">
      <style:text-properties officeooo:rsid="024be79a"/>
    </style:style>
    <style:style style:name="T223" style:family="text">
      <style:text-properties officeooo:rsid="024d426c"/>
    </style:style>
    <style:style style:name="T224" style:family="text">
      <style:text-properties officeooo:rsid="024ede48"/>
    </style:style>
    <style:style style:name="T225" style:family="text">
      <style:text-properties officeooo:rsid="02517226"/>
    </style:style>
    <style:style style:name="T226" style:family="text">
      <style:text-properties officeooo:rsid="0251c3b5"/>
    </style:style>
    <style:style style:name="T227" style:family="text">
      <style:text-properties officeooo:rsid="0252245d"/>
    </style:style>
    <style:style style:name="T228" style:family="text">
      <style:text-properties officeooo:rsid="02536359"/>
    </style:style>
    <style:style style:name="T229" style:family="text">
      <style:text-properties officeooo:rsid="0254eee5"/>
    </style:style>
    <style:style style:name="T230" style:family="text">
      <style:text-properties officeooo:rsid="02567e97"/>
    </style:style>
    <style:style style:name="T231" style:family="text">
      <style:text-properties officeooo:rsid="01f3b3e2"/>
    </style:style>
    <style:style style:name="T232" style:family="text">
      <style:text-properties officeooo:rsid="025a7e14"/>
    </style:style>
    <style:style style:name="T233" style:family="text">
      <style:text-properties officeooo:rsid="001f533b"/>
    </style:style>
    <style:style style:name="T234" style:family="text">
      <style:text-properties officeooo:rsid="025edec6"/>
    </style:style>
    <style:style style:name="T235" style:family="text">
      <style:text-properties officeooo:rsid="026078b5"/>
    </style:style>
    <style:style style:name="T236" style:family="text">
      <style:text-properties officeooo:rsid="0261ad3d"/>
    </style:style>
    <style:style style:name="T237" style:family="text">
      <style:text-properties officeooo:rsid="02681ef8"/>
    </style:style>
    <style:style style:name="T238" style:family="text">
      <style:text-properties officeooo:rsid="026cf407"/>
    </style:style>
    <style:style style:name="T239" style:family="text">
      <style:text-properties officeooo:rsid="027698ea"/>
    </style:style>
    <style:style style:name="T240" style:family="text">
      <style:text-properties officeooo:rsid="027ae7ba"/>
    </style:style>
    <style:style style:name="T241" style:family="text">
      <style:text-properties officeooo:rsid="027c8bd9"/>
    </style:style>
    <style:style style:name="T242" style:family="text">
      <style:text-properties officeooo:rsid="02894c87"/>
    </style:style>
    <style:style style:name="T243" style:family="text">
      <style:text-properties officeooo:rsid="028da65a"/>
    </style:style>
    <style:style style:name="T244" style:family="text">
      <style:text-properties officeooo:rsid="028fa9e8"/>
    </style:style>
    <style:style style:name="T245" style:family="text">
      <style:text-properties officeooo:rsid="02907ad1"/>
    </style:style>
    <style:style style:name="T246" style:family="text">
      <style:text-properties officeooo:rsid="0291c6c0"/>
    </style:style>
    <style:style style:name="T247" style:family="text">
      <style:text-properties officeooo:rsid="0292b183"/>
    </style:style>
    <style:style style:name="T248" style:family="text">
      <style:text-properties officeooo:rsid="02a110d1"/>
    </style:style>
    <style:style style:name="T249" style:family="text">
      <style:text-properties officeooo:rsid="02a220f3"/>
    </style:style>
    <style:style style:name="T250" style:family="text">
      <style:text-properties officeooo:rsid="02b950c4"/>
    </style:style>
    <style:style style:name="T251" style:family="text">
      <style:text-properties officeooo:rsid="02baebe2"/>
    </style:style>
    <style:style style:name="T252" style:family="text">
      <style:text-properties officeooo:rsid="02bb6542"/>
    </style:style>
    <style:style style:name="T253" style:family="text">
      <style:text-properties style:font-name="Palatino Linotype"/>
    </style:style>
    <style:style style:name="T254" style:family="text">
      <style:text-properties style:font-name="Palatino Linotype" fo:font-size="10pt" style:font-size-asian="10pt" style:font-size-complex="10pt"/>
    </style:style>
    <style:style style:name="T255" style:family="text">
      <style:text-properties style:font-name="Palatino Linotype" fo:font-size="10pt" officeooo:rsid="02ef324d" style:font-size-asian="10pt" style:font-size-complex="10pt"/>
    </style:style>
    <style:style style:name="T256" style:family="text">
      <style:text-properties style:font-name="Palatino Linotype" fo:font-size="10pt" officeooo:rsid="031aa058" style:font-size-asian="10pt" style:font-size-complex="10pt"/>
    </style:style>
    <style:style style:name="T257" style:family="text">
      <style:text-properties style:font-name="Palatino Linotype" fo:font-size="10pt" officeooo:rsid="031b048e" style:font-size-asian="10pt" style:font-size-complex="10pt"/>
    </style:style>
    <style:style style:name="T258" style:family="text">
      <style:text-properties style:font-name="Palatino Linotype" fo:font-size="10pt" officeooo:rsid="031bc462" style:font-size-asian="10pt" style:font-size-complex="10pt"/>
    </style:style>
    <style:style style:name="T259" style:family="text">
      <style:text-properties style:font-name="Palatino Linotype" fo:font-size="10pt" officeooo:rsid="031d7be0" style:font-size-asian="10pt" style:font-size-complex="10pt"/>
    </style:style>
    <style:style style:name="T260" style:family="text">
      <style:text-properties style:font-name="Palatino Linotype" fo:font-size="10pt" officeooo:rsid="031ff65f" style:font-size-asian="10pt" style:font-size-complex="10pt"/>
    </style:style>
    <style:style style:name="T261" style:family="text">
      <style:text-properties style:font-name="Palatino Linotype" fo:font-size="10pt" officeooo:rsid="0321f54b" style:font-size-asian="10pt" style:font-size-complex="10pt"/>
    </style:style>
    <style:style style:name="T262" style:family="text">
      <style:text-properties style:font-name="Palatino Linotype" fo:font-size="10pt" officeooo:rsid="02f4067f" style:font-size-asian="10pt" style:font-size-complex="10pt"/>
    </style:style>
    <style:style style:name="T263" style:family="text">
      <style:text-properties style:font-name="Palatino Linotype" fo:font-size="10pt" officeooo:rsid="030fb278" style:font-size-asian="10pt" style:font-size-complex="10pt"/>
    </style:style>
    <style:style style:name="T264" style:family="text">
      <style:text-properties style:font-name="Palatino Linotype" fo:font-size="10pt" officeooo:rsid="0322b8ee" style:font-size-asian="10pt" style:font-size-complex="10pt"/>
    </style:style>
    <style:style style:name="T265" style:family="text">
      <style:text-properties style:font-name="Palatino Linotype" fo:font-size="10pt" officeooo:rsid="0323f9b4" style:font-size-asian="10pt" style:font-size-complex="10pt"/>
    </style:style>
    <style:style style:name="T266" style:family="text">
      <style:text-properties style:font-name="Palatino Linotype" fo:font-size="10pt" officeooo:rsid="0358e6f7" style:font-size-asian="10pt" style:font-size-complex="10pt"/>
    </style:style>
    <style:style style:name="T26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5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6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7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8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9" style:family="text">
      <style:text-properties style:font-name="Palatino Linotype" fo:font-weight="normal" style:font-weight-asian="normal" style:font-weight-complex="normal"/>
    </style:style>
    <style:style style:name="T280" style:family="text">
      <style:text-properties style:font-name="Palatino Linotype" fo:font-style="italic" style:font-style-asian="italic" style:font-style-complex="italic"/>
    </style:style>
    <style:style style:name="T281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2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3" style:family="text">
      <style:text-properties style:font-name="Palatino Linotype" officeooo:rsid="02e92814" style:font-size-asian="8.75pt"/>
    </style:style>
    <style:style style:name="T284" style:family="text">
      <style:text-properties style:font-name="Palatino Linotype" officeooo:rsid="02cba2b2"/>
    </style:style>
    <style:style style:name="T28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0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1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2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93" style:family="text">
      <style:text-properties fo:font-size="10pt" style:font-size-asian="10pt" style:font-size-complex="10pt"/>
    </style:style>
    <style:style style:name="T294" style:family="text">
      <style:text-properties fo:font-size="10pt" officeooo:rsid="02d2689c" style:font-size-asian="10pt" style:font-size-complex="10pt"/>
    </style:style>
    <style:style style:name="T295" style:family="text">
      <style:text-properties fo:font-size="10pt" officeooo:rsid="02e751eb" style:font-size-asian="10pt" style:font-size-complex="10pt"/>
    </style:style>
    <style:style style:name="T296" style:family="text">
      <style:text-properties fo:font-size="10pt" officeooo:rsid="02ea8a06" style:font-size-asian="10pt" style:font-size-complex="10pt"/>
    </style:style>
    <style:style style:name="T297" style:family="text">
      <style:text-properties fo:font-size="10pt" officeooo:rsid="02e92814" style:font-size-asian="10pt" style:font-size-complex="10pt"/>
    </style:style>
    <style:style style:name="T298" style:family="text">
      <style:text-properties fo:font-size="10pt" officeooo:rsid="02ec3bdb" style:font-size-asian="10pt" style:font-size-complex="10pt"/>
    </style:style>
    <style:style style:name="T299" style:family="text">
      <style:text-properties fo:font-size="10pt" officeooo:rsid="02f6e4bc" style:font-size-asian="10pt" style:font-size-complex="10pt"/>
    </style:style>
    <style:style style:name="T300" style:family="text">
      <style:text-properties fo:font-size="10pt" officeooo:rsid="02ef324d" style:font-size-asian="10pt" style:font-size-complex="10pt"/>
    </style:style>
    <style:style style:name="T301" style:family="text">
      <style:text-properties fo:font-size="10pt" officeooo:rsid="02f239aa" style:font-size-asian="10pt" style:font-size-complex="10pt"/>
    </style:style>
    <style:style style:name="T302" style:family="text">
      <style:text-properties fo:font-size="10pt" officeooo:rsid="02f12833" style:font-size-asian="10pt" style:font-size-complex="10pt"/>
    </style:style>
    <style:style style:name="T303" style:family="text">
      <style:text-properties fo:font-size="10pt" officeooo:rsid="02f2320f" style:font-size-asian="10pt" style:font-size-complex="10pt"/>
    </style:style>
    <style:style style:name="T304" style:family="text">
      <style:text-properties fo:font-size="10pt" fo:font-weight="bold" style:font-size-asian="10pt" style:font-weight-asian="bold" style:font-size-complex="10pt" style:font-weight-complex="bold"/>
    </style:style>
    <style:style style:name="T305" style:family="text">
      <style:text-properties fo:font-size="10pt" fo:font-weight="normal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7" style:family="text">
      <style:text-properties officeooo:rsid="02ca2543"/>
    </style:style>
    <style:style style:name="T318" style:family="text">
      <style:text-properties officeooo:rsid="02cf6d44"/>
    </style:style>
    <style:style style:name="T319" style:family="text">
      <style:text-properties officeooo:rsid="02d65391"/>
    </style:style>
    <style:style style:name="T320" style:family="text">
      <style:text-properties officeooo:rsid="02d98af6"/>
    </style:style>
    <style:style style:name="T321" style:family="text">
      <style:text-properties officeooo:rsid="02e12ef7"/>
    </style:style>
    <style:style style:name="T322" style:family="text">
      <style:text-properties officeooo:rsid="02e38f78"/>
    </style:style>
    <style:style style:name="T323" style:family="text">
      <style:text-properties officeooo:rsid="02f5fdc8"/>
    </style:style>
    <style:style style:name="T324" style:family="text">
      <style:text-properties officeooo:rsid="02f8953d"/>
    </style:style>
    <style:style style:name="T325" style:family="text">
      <style:text-properties officeooo:rsid="03187c44"/>
    </style:style>
    <style:style style:name="T326" style:family="text">
      <style:text-properties officeooo:rsid="032a4931"/>
    </style:style>
    <style:style style:name="T327" style:family="text">
      <style:text-properties officeooo:rsid="032bf830"/>
    </style:style>
    <style:style style:name="T328" style:family="text">
      <style:text-properties officeooo:rsid="0101cbb6"/>
    </style:style>
    <style:style style:name="T329" style:family="text">
      <style:text-properties officeooo:rsid="023047d4"/>
    </style:style>
    <style:style style:name="T330" style:family="text">
      <style:text-properties officeooo:rsid="0226373f"/>
    </style:style>
    <style:style style:name="T331" style:family="text">
      <style:text-properties officeooo:rsid="0334576e"/>
    </style:style>
    <style:style style:name="T332" style:family="text">
      <style:text-properties officeooo:rsid="0334dd41"/>
    </style:style>
    <style:style style:name="T333" style:family="text">
      <style:text-properties officeooo:rsid="0335a2bb"/>
    </style:style>
    <style:style style:name="T334" style:family="text">
      <style:text-properties officeooo:rsid="033911af"/>
    </style:style>
    <style:style style:name="T335" style:family="text">
      <style:text-properties officeooo:rsid="03394b87"/>
    </style:style>
    <style:style style:name="T336" style:family="text">
      <style:text-properties officeooo:rsid="033a58e7"/>
    </style:style>
    <style:style style:name="T337" style:family="text">
      <style:text-properties officeooo:rsid="033d7f52"/>
    </style:style>
    <style:style style:name="T338" style:family="text">
      <style:text-properties officeooo:rsid="033efe24"/>
    </style:style>
    <style:style style:name="T339" style:family="text">
      <style:text-properties officeooo:rsid="0340d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Minor Gordon</text:p>
      <text:p text:style-name="P175">Curriculum Vitae</text:p>
      <text:p text:style-name="P17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<text:a xlink:type="simple" xlink:href="mailto:cv256@minorgordon.net?subject=CV" text:style-name="Internet_20_link" text:visited-style-name="Visited_20_Internet_20_Link"><text:span text:style-name="T43">cv</text:span></text:a><text:a xlink:type="simple" xlink:href="mailto:cv256@minorgordon.net?subject=CV" text:style-name="Internet_20_link" text:visited-style-name="Visited_20_Internet_20_Link"><text:span text:style-name="T103">256</text:span></text:a><text:a xlink:type="simple" xlink:href="mailto:cv256@minorgordon.net?subject=CV" text:style-name="Internet_20_link" text:visited-style-name="Visited_20_Internet_20_Link"><text:span text:style-name="T43">@minorgordon.net</text:span></text:a></text:p>
            <text:p text:style-name="P64"><text:a xlink:type="simple" xlink:href="https://minorgordon.net/" text:style-name="Internet_20_link" text:visited-style-name="Visited_20_Internet_20_Link"><text:span text:style-name="T45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3">https://github.com/minorg</text:span></text:a></text:p>
            <text:p text:style-name="P61"><text:span text:style-name="T294">M</text:span><text:span text:style-name="T295">enands</text:span><text:span text:style-name="T294">, NY 122</text:span><text:span text:style-name="T295">04</text:span></text:p>
          </table:table-cell>
        </table:table-row>
      </table:table>
      <text:p text:style-name="P182"/>
      <text:p text:style-name="P183"/>
      <table:table table:name="Table3" table:style-name="Table3">
        <table:table-column table:style-name="Table3.A"/>
        <table:table-row>
          <table:table-cell table:style-name="Table3.A1" office:value-type="string">
            <text:p text:style-name="P187"><text:span text:style-name="T199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76"/>
      <text:p text:style-name="P179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91">E<text:span text:style-name="T331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21">–</text:span></text:p>
          </table:table-cell>
          <table:table-cell table:style-name="Table5.B4" office:value-type="string">
            <text:p text:style-name="P143"><text:span text:style-name="T272">S</text:span><text:span text:style-name="T273">oftware architect and technical lead</text:span><text:span text:style-name="T268"> </text:span><text:span text:style-name="T275">at</text:span><text:span text:style-name="T269"> </text:span><text:a xlink:type="simple" xlink:href="https://idea.tw.rpi.edu/" text:style-name="Internet_20_link" text:visited-style-name="Visited_20_Internet_20_Link"><text:span text:style-name="T77">Rensselaer Polytechnic Institute</text:span></text:a><text:span text:style-name="T88"> </text:span><text:span text:style-name="T94">(RPI) </text:span><text:span text:style-name="T89">/ </text:span><text:span text:style-name="T95">Troy, </text:span><text:span text:style-name="T93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7"><text:span text:style-name="T176">Technical leadership</text:span>: mentoring junior staff and students, code reviews, process development, <text:span text:style-name="T323">guest lectures</text:span></text:p>
            <text:p text:style-name="P148"><text:span text:style-name="T183">Subject matter expertise</text:span><text:span text:style-name="T320">: advised staff and students on software engineering best practices and tools</text:span></text:p>
            <text:p text:style-name="P147"><text:span text:style-name="T183">Recruiting</text:span><text:span text:style-name="T320">: reviewing resumes, coordinating, interviewing for student and staff positions</text:span></text:p>
            <text:p text:style-name="P75"><text:span text:style-name="T176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6"><text:span text:style-name="T220">0</text:span>4/2018 <text:span text:style-name="T163">– </text:span><text:span text:style-name="T168">0</text:span><text:span text:style-name="T167">4/2019</text:span></text:p>
          </table:table-cell>
          <table:table-cell table:style-name="Table5.B4" office:value-type="string">
            <text:p text:style-name="P144"><text:span text:style-name="T54">Software architect and technical lead</text:span><text:span text:style-name="T55"> </text:span><text:span text:style-name="T79">at</text:span><text:span text:style-name="T56"> </text:span><text:a xlink:type="simple" xlink:href="https://www.asemio.com/" text:style-name="Internet_20_link" text:visited-style-name="Visited_20_Internet_20_Link"><text:span text:style-name="T96">Asemio, LLC</text:span></text:a><text:span text:style-name="T99"> </text:span><text:span text:style-name="T100">/ Tulsa, OK</text:span></text:p>
            <text:p text:style-name="P76">Asemio is a technology consulting company for community data systems. <text:span text:style-name="T243">The company</text:span> <text:span text:style-name="T242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5"><text:span text:style-name="T176">Project planning</text:span>: <text:span text:style-name="T211">user story mapping, release design, technical architecture, time estimation</text:span> </text:p>
            <text:p text:style-name="P95"><text:span text:style-name="T176">Subject matter expertise</text:span>: responding<text:span text:style-name="T231"> to RFPs and other internal and external needs for technical expertise</text:span></text:p>
            <text:p text:style-name="P93"><text:span text:style-name="T182">Technical leadership</text:span>: mentoring junior developers, code reviews, process development, <text:span text:style-name="T239">flower arranging</text:span></text:p>
            <text:p text:style-name="P96"><text:span text:style-name="T176">Recruiting</text:span>: outreach, reviewing resumes, <text:span text:style-name="T238">coordinating,</text:span> interviewing</text:p>
            <text:p text:style-name="P79"><text:span text:style-name="T176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20">0</text:span>7/2012 – </text:p>
          </table:table-cell>
          <table:table-cell table:style-name="Table5.B7" office:value-type="string">
            <text:p text:style-name="P71"><text:span text:style-name="T268">Independent software consultant </text:span><text:span text:style-name="T275">at</text:span><text:span text:style-name="T269"> </text:span><text:a xlink:type="simple" xlink:href="https://mg4.consulting/" text:style-name="Internet_20_link" text:visited-style-name="Visited_20_Internet_20_Link"><text:span text:style-name="T69">MG4 Consulting, LLC</text:span></text:a><text:span text:style-name="T88"> </text:span><text:span text:style-name="T89">(self-employed) </text:span><text:span text:style-name="T88">/ </text:span><text:span text:style-name="T89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20">0</text:span>6/2012</text:p>
          </table:table-cell>
          <table:table-cell table:style-name="Table5.B7" office:value-type="string">
            <text:p text:style-name="P110">Software architect and full-stack developer <text:span text:style-name="T10">at</text:span> Grokio, LLC<text:span text:style-name="T169"> / New York, NY</text:span></text:p>
            <text:p text:style-name="P77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20">0</text:span>8/2011 – 12/2011</text:p>
          </table:table-cell>
          <table:table-cell table:style-name="Table5.B8" office:value-type="string">
            <text:p text:style-name="P109"><text:span text:style-name="T253">Software architect and backend developer </text:span><text:span text:style-name="T279">at</text:span><text:span text:style-name="T253"> </text:span><text:a xlink:type="simple" xlink:href="http://birchbox.com/" text:style-name="Internet_20_link" text:visited-style-name="Visited_20_Internet_20_Link"><text:span text:style-name="T33">Birchbox Inc.</text:span></text:a><text:span text:style-name="T280"> </text:span><text:span text:style-name="T281">/ New York, NY</text:span></text:p>
            <text:p text:style-name="P88"><text:span text:style-name="T170">Birchbox </text:span><text:span text:style-name="T171">is </text:span><text:span text:style-name="T169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20">0</text:span>5/2011 – <text:span text:style-name="T220">0</text:span>8/2011</text:p>
          </table:table-cell>
          <table:table-cell table:style-name="Table5.B9" office:value-type="string">
            <text:p text:style-name="P111"><text:span text:style-name="T284">Performance engineer</text:span><text:span text:style-name="T253"> </text:span><text:span text:style-name="T279">at</text:span><text:span text:style-name="T253"> </text:span><text:a xlink:type="simple" xlink:href="http://chartbeat.com/" text:style-name="Internet_20_link" text:visited-style-name="Visited_20_Internet_20_Link"><text:span text:style-name="T33">Chartbeat Inc.</text:span></text:a><text:span text:style-name="T253"> </text:span><text:span text:style-name="T282">/ New York, NY</text:span></text:p>
            <text:p text:style-name="P89"><text:span text:style-name="T173">Chartbeat </text:span><text:span text:style-name="T174">is </text:span><text:span text:style-name="T172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20">0</text:span>4/2011</text:p>
          </table:table-cell>
          <table:table-cell table:style-name="Table5.B10" office:value-type="string">
            <text:p text:style-name="P90"><text:span text:style-name="T317">Contract s</text:span>oftware engineer <text:span text:style-name="T10">at</text:span> IBM Research<text:span text:style-name="T212"> </text:span><text:span text:style-name="T172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20">0</text:span>1/2009 – <text:span text:style-name="T220">0</text:span>7/2010</text:p>
          </table:table-cell>
          <table:table-cell table:style-name="Table5.B11" office:value-type="string">
            <text:p text:style-name="P116">Programmer / Analyst <text:span text:style-name="T10">at</text:span> NEC High Performance Computing Europe <text:span text:style-name="T217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4">08/</text:span>2005 – <text:span text:style-name="T332">12/</text:span>2008</text:p>
          </table:table-cell>
          <table:table-cell table:style-name="Table5.B17" office:value-type="string">
            <text:p text:style-name="P159"><text:span text:style-name="T122">D</text:span><text:span text:style-name="T117">octoral student </text:span><text:span text:style-name="T111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5"/>
          </table:table-cell>
          <table:table-cell table:style-name="Table5.B17" office:value-type="string">
            <text:p text:style-name="P104">Supervisor: Jean Bacon</text:p>
            <text:list xml:id="list4255644016" text:style-name="L1">
              <text:list-header>
                <text:p text:style-name="P207">Examiners: Steven Hand, University of Cambridge; James Larus, Microsoft Research</text:p>
              </text:list-header>
            </text:list>
            <text:p text:style-name="P108">Research focus: high-performance web servers</text:p>
            <text:list xml:id="list85631019917771" text:continue-numbering="true" text:style-name="L1">
              <text:list-header>
                <text:p text:style-name="P207"><text:span text:style-name="T154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104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4">01/</text:span>2003 – <text:span text:style-name="T334">08/</text:span>2005</text:p>
          </table:table-cell>
          <table:table-cell table:style-name="Table5.B17" office:value-type="string">
            <text:p text:style-name="P157">Student research assistant<text:span text:style-name="T212"> </text:span><text:span text:style-name="T154">/ </text:span><text:span text:style-name="T172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56">Supervisors: Alexander Reinefeld, Hans-Ulrich Heiß</text:p>
            <text:p text:style-name="P155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203"><text:span text:style-name="T335">01/</text:span>200<text:span text:style-name="T247">2</text:span> – <text:span text:style-name="T335">01/</text:span>200<text:span text:style-name="T247">3</text:span></text:p>
          </table:table-cell>
          <table:table-cell table:style-name="Table5.B17" office:value-type="string">
            <text:p text:style-name="P158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07">Supervisor: Marcin Paprzycki</text:p>
            <text:p text:style-name="P107">Research focus: software agents, Semantic Web technologies</text:p>
            <text:list xml:id="list663290627" text:style-name="L2">
              <text:list-header>
                <text:p text:style-name="P20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  <text:p text:style-name="P107">Funding: full academic scholarship from the State of Oklahoma</text:p>
          </table:table-cell>
        </table:table-row>
      </table:table>
      <text:p text:style-name="P206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9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P65"><text:a xlink:type="simple" xlink:href="https://www.darpa.mil/program/knowledge-directed-artificial-intelligence-reasoning-over-schemas" text:style-name="Internet_20_link" text:visited-style-name="Visited_20_Internet_20_Link"><text:span text:style-name="T101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2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1"> program</text:span></text:a><text:span text:style-name="T254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42"><text:span text:style-name="T256">C</text:span><text:span text:style-name="T266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8">DARPA Machine Common Sense program</text:span></text:a><text:span text:style-name="T68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6">Led a team </text:span><text:span text:style-name="T258">of students and staff </text:span><text:span text:style-name="T256">developing a </text:span><text:span text:style-name="T257">web-based </text:span><text:span text:style-name="T256">portal for exploring common sense knowledge graphs, </text:span><text:span text:style-name="T264">common sense question-answering processes, and benchmarks for </text:span><text:span text:style-name="T265">those processes</text:span></text:p>
            <text:p text:style-name="P131"><text:span text:style-name="T296">Bootstrapped a framework and </text:span><text:span text:style-name="T297">led </text:span><text:span text:style-name="T296">a </text:span><text:span text:style-name="T297">team of students and staff b</text:span><text:span text:style-name="T298">uilding </text:span><text:span text:style-name="T297">a common sense knowledge graph by extracting, transforming, and loading</text:span><text:span text:style-name="T293"> </text:span><text:span text:style-name="T297">diverse </text:span><text:span text:style-name="T299">structured and semi-structured </text:span><text:span text:style-name="T297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39"><text:span text:style-name="T335">0</text:span>1/20<text:span text:style-name="T325">20</text:span> –</text:p>
          </table:table-cell>
          <table:table-cell table:style-name="Table9.A1" office:value-type="string">
            <text:p text:style-name="P115"><text:a xlink:type="simple" xlink:href="https://github.com/tetherless-world/twxplore" text:style-name="Internet_20_link" text:visited-style-name="Visited_20_Internet_20_Link"><text:span text:style-name="T110">Open source user interface framework for semantic applications</text:span></text:a><text:span text:style-name="T253"> </text:span><text:span text:style-name="T283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2"><text:span text:style-name="T306">Designed and bootstrapped a framework for students to build user-facing semantic applications </text:span><text:span text:style-name="T307">for </text:span><text:span text:style-name="T308">multiple </text:span><text:span text:style-name="T307">sponsored research projects</text:span><text:span text:style-name="T306">. The framework incorporated: Play framework MVC </text:span><text:span text:style-name="T309">with Sangria GraphQL </text:span><text:span text:style-name="T306">in Scala; a library of Scala type classes </text:span><text:span text:style-name="T310">and associated helpers</text:span><text:span text:style-name="T306">, </text:span><text:span text:style-name="T310">published to Maven Central,</text:span><text:span text:style-name="T306"> for </text:span><text:span text:style-name="T311">serializing and</text:span><text:span text:style-name="T306"> deserializing RDF </text:span><text:span text:style-name="T311">to and from case class domain models</text:span><text:span text:style-name="T306">; a TypeScript+React base library, published to npmjs; </text:span><text:span text:style-name="T309">Docker deployment; </text:span><text:span text:style-name="T306">a</text:span><text:span text:style-name="T310">nd</text:span><text:span text:style-name="T306"> Continuous Integration </text:span><text:span text:style-name="T310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44"><text:span text:style-name="T335">0</text:span>9/2019 –</text:p>
          </table:table-cell>
          <table:table-cell table:style-name="Table9.A1" office:value-type="string">
            <text:p text:style-name="P114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3"> </text:span><text:span text:style-name="T279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7">Designed and implemented a new provenance-aware knowledge <text:span text:style-name="T32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2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1"><text:span text:style-name="T335">0</text:span>6<text:span text:style-name="T221">/2019 –</text:span></text:p>
          </table:table-cell>
          <table:table-cell table:style-name="Table9.A1" office:value-type="string">
            <text:p text:style-name="P138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3"> </text:span><text:span text:style-name="T255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<text:span text:style-name="T255">A</text:span><text:span text:style-name="T260">dvised</text:span><text:span text:style-name="T255"> s</text:span><text:span text:style-name="T259">tudents </text:span><text:span text:style-name="T255">in software engineering best practices </text:span><text:span text:style-name="T259">such as GitHub workflows, code reviews, and test-driven development</text:span></text:p>
            <text:p text:style-name="P73"><text:span text:style-name="T255">S</text:span><text:span text:style-name="T261">upervised</text:span><text:span text:style-name="T255"> a </text:span><text:span text:style-name="T262">student </text:span><text:span text:style-name="T255">in the construction of a domain-specific language for expressing health care guidelines </text:span><text:span text:style-name="T263">and translating them to a machine-reasonable form (OWL)</text:span><text:span text:style-name="T255">, using Java and ANTLR4</text:span></text:p>
            <text:p text:style-name="P133"><text:span text:style-name="T300">P</text:span><text:span text:style-name="T301">arallelized and optimized</text:span><text:span text:style-name="T300"> the construction of a large food-related knowledge graph, </text:span><text:span text:style-name="T302">reducing build times f</text:span><text:span text:style-name="T303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0"><text:span text:style-name="T335">0</text:span>6<text:span text:style-name="T221">/2019 –</text:span></text:p>
          </table:table-cell>
          <table:table-cell table:style-name="Table9.A1" office:value-type="string">
            <text:p text:style-name="P137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RPI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80">Engineered Continuous Integration pipelines and Dockerized a legacy code base</text:p>
            <text:p text:style-name="P81">Designed and prototyped a domain-specific language in Scala for representing wireless spectrum access policies as well as requests for spectrum access, then mentored a student in further implementation</text:p>
            <text:p text:style-name="P74"><text:span text:style-name="T277">S</text:span><text:span text:style-name="T276">upervised</text:span><text:span text:style-name="T277"> students in the implementation of novel domain-specific visualizations, </text:span><text:span text:style-name="T278">such as a web application based on the Kepler.gl geospatial analysis tool</text:span></text:p>
            <text:p text:style-name="P134"><text:span text:style-name="T312">E</text:span><text:span text:style-name="T313">xtracted, transformed, and loaded public and proprietary </text:span><text:span text:style-name="T314">d</text:span><text:span text:style-name="T315">omain data sources</text:span><text:span text:style-name="T313"> to support </text:span><text:span text:style-name="T316">web-based </text:span><text:span text:style-name="T313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0"/>
          </table:table-cell>
        </table:table-row>
        <table:table-row>
          <table:table-cell table:style-name="Table9.A1" office:value-type="string">
            <text:p text:style-name="P43">05/2019 <text:span text:style-name="T221">– </text:span>6<text:span text:style-name="T221">/2019</text:span></text:p>
          </table:table-cell>
          <table:table-cell table:style-name="Table9.A1" office:value-type="string">
            <text:p text:style-name="P135"><text:span text:style-name="T123">Data entry web application</text:span><text:span text:style-name="T124"> </text:span><text:span text:style-name="T115">for</text:span><text:span text:style-name="T125"> </text:span><text:span text:style-name="T126">PSW Applied Research Inc.</text:span><text:span text:style-name="T127"> / Toronto, </text:span><text:span text:style-name="T128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1">Bootstrapped a data entry Semantic Web application using Flask, rdflib, SPARQL, and Virtuoso on the backend, TypeScript, React, and GraphQL on the frontend, <text:span text:style-name="T324">Cypress end-to-end testing, </text:span>and <text:span text:style-name="T318">Docker deployments to multiple environments</text:span></text:p>
            <text:p text:style-name="P101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46"><text:span text:style-name="T222">0</text:span>4/2018 <text:span text:style-name="T221">– 04/2019</text:span></text:p>
          </table:table-cell>
          <table:table-cell table:style-name="Table9.A1" office:value-type="string">
            <text:p text:style-name="P139"><text:span text:style-name="T57">Privacy-preserving record </text:span><text:span text:style-name="T58">linker </text:span><text:span text:style-name="T80">at</text:span><text:span text:style-name="T59"> </text:span><text:a xlink:type="simple" xlink:href="https://www.asemio.com/" text:style-name="Internet_20_link" text:visited-style-name="Visited_20_Internet_20_Link"><text:span text:style-name="T97">Asemio, LLC</text:span></text:a><text:span text:style-name="T60"> </text:span><text:span text:style-name="T81">/ </text:span><text:span text:style-name="T82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9">Designed and <text:span text:style-name="T235">implemented</text:span> <text:span text:style-name="T232">a privacy-preserving record linker for determining overlap between HIPAA and FERPA protected data sets, using the Sharemind platform for secure multi-party computation, Python libraries and scripts, and C++</text:span></text:p>
            <text:p text:style-name="P84"><text:span text:style-name="T240">Wrote a white paper describing the record linking process and comparing</text:span> <text:span text:style-name="T241">its</text:span> results to plaintext record linking with deterministic and probabilistic algorithms</text:p>
            <text:p text:style-name="P103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3"/>
          </table:table-cell>
        </table:table-row>
        <text:soft-page-break/>
        <table:table-row>
          <table:table-cell table:style-name="Table9.A1" office:value-type="string">
            <text:p text:style-name="P47"><text:span text:style-name="T222">0</text:span>4/2018 <text:span text:style-name="T221">– 4/2019</text:span></text:p>
          </table:table-cell>
          <table:table-cell table:style-name="Table9.A1" office:value-type="string">
            <text:p text:style-name="P94"><text:span text:style-name="T129">Community asset mapping platform</text:span><text:span text:style-name="T130"> </text:span><text:span text:style-name="T134">at</text:span><text:span text:style-name="T131"> </text:span><text:a xlink:type="simple" xlink:href="https://www.asemio.com/" text:style-name="Internet_20_link" text:visited-style-name="Visited_20_Internet_20_Link"><text:span text:style-name="T137">Asemio, LLC</text:span></text:a><text:span text:style-name="T132"> </text:span><text:span text:style-name="T135">/ </text:span><text:span text:style-name="T136">Tulsa, OK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5"><text:span text:style-name="T236">Designed and implemented</text:span> a <text:span text:style-name="T234">web application</text:span> for tracking community assets such as service organizations, funders, collaboratives, data sharing platforms, et al. <text:span text:style-name="T234">The web application was developed</text:span> <text:span text:style-name="T234">with </text:span>TypeScript+React.js, Python+Flask, and a neo4j graph database. <text:span text:style-name="T234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3"/>
          </table:table-cell>
        </table:table-row>
        <table:table-row>
          <table:table-cell table:style-name="Table9.A1" office:value-type="string">
            <text:p text:style-name="P51"><text:span text:style-name="T224">06/2017</text:span> –</text:p>
          </table:table-cell>
          <table:table-cell table:style-name="Table9.A1" office:value-type="string">
            <text:p text:style-name="P136"><text:span text:style-name="T118">Motivated Cognition </text:span><text:span text:style-name="T119">experimen</text:span><text:span text:style-name="T120">t </text:span><text:span text:style-name="T116">for</text:span><text:span text:style-name="T120"> Columbia University</text:span><text:span text:style-name="T113"> / </text:span><text:span text:style-name="T112">New York, NY</text:span></text:p>
            <text:p text:style-name="P78"><text:span text:style-name="T186">Motivated Cognition is a psychology research experiment investigating the effects of cognitive bias </text:span><text:span text:style-name="T187">o</text:span><text:span text:style-name="T186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6"><text:span text:style-name="T190">Created a complete web application from high-level requirements, using TypeScript, Knockout.js, and webpack on the frontend; Java with micro</text:span>services, <text:span text:style-name="T196">YAML configuration, and MongoDB persistence on the backend; generated</text:span><text:span text:style-name="T191"> code for models and services in TypeScript and Java; </text:span><text:span text:style-name="T196">Jenkins continuous integration; and Docker deployment</text:span></text:p>
            <text:p text:style-name="P197">Translated screens from a graphic designer into pixel-perfect CSS and HTML</text:p>
            <text:p text:style-name="P149">Integrated <text:span text:style-name="T195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58"><text:span text:style-name="T161">0</text:span><text:span text:style-name="T157">4</text:span><text:span text:style-name="T154">/201</text:span><text:span text:style-name="T159">7</text:span><text:span text:style-name="T154"> – </text:span><text:span text:style-name="T161">0</text:span><text:span text:style-name="T159">5</text:span><text:span text:style-name="T154">/201</text:span><text:span text:style-name="T159">7</text:span></text:p>
          </table:table-cell>
          <table:table-cell table:style-name="Table9.A1" office:value-type="string">
            <text:p text:style-name="P117">Drug name comparison project <text:span text:style-name="T14">for</text:span><text:span text:style-name="T216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2">Implemented Kondrak‘s phonetic alignment and similarity algorithm (ALINE) <text:span text:style-name="T185">and a bigram-based orthographic algorithm (BI-SIM) </text:span>as a PostgreSQL C extension</text:p>
            <text:p text:style-name="P125"><text:span text:style-name="T202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59"><text:span text:style-name="T162">0</text:span><text:span text:style-name="T157">4</text:span><text:span text:style-name="T154">/201</text:span><text:span text:style-name="T158">6</text:span><text:span text:style-name="T154"> – </text:span><text:span text:style-name="T162">0</text:span><text:span text:style-name="T160">4/2018</text:span></text:p>
          </table:table-cell>
          <table:table-cell table:style-name="Table9.A1" office:value-type="string">
            <text:p text:style-name="P136"><text:span text:style-name="T121">F</text:span><text:span text:style-name="T117">ull-stack development </text:span><text:span text:style-name="T111">for</text:span><text:span text:style-name="T117"> Polygon Analytics </text:span><text:span text:style-name="T120">Ltd.</text:span><text:span text:style-name="T113"> /</text:span><text:span text:style-name="T114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50"><text:span text:style-name="T188">Designed and implemented proprietary software </text:span>in <text:span text:style-name="T189">C++</text:span> and Python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60"><text:span text:style-name="T225">0</text:span>9/2014 – <text:span text:style-name="T337">06/2019</text:span></text:p>
          </table:table-cell>
          <table:table-cell table:style-name="Table9.A1" office:value-type="string">
            <text:p text:style-name="P171"><text:a xlink:type="simple" xlink:href="https://notablist.com/" text:style-name="Internet_20_link" text:visited-style-name="Visited_20_Internet_20_Link"><text:span text:style-name="T61">Notablist</text:span></text:a><text:span text:style-name="T70"> </text:span><text:span text:style-name="T71">email </text:span><text:span text:style-name="T72">newsletter </text:span><text:span text:style-name="T71">search engine</text:span><text:span text:style-name="T90"> </text:span><text:span text:style-name="T91">for</text:span><text:span text:style-name="T73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53">.</text:span></text:a><text:span text:style-name="T74"> </text:span><text:span text:style-name="T91">/ New York, NY</text:span></text:p>
            <text:p text:style-name="P163"><text:span text:style-name="T155">Notablist indexes millions of email newsletters from hundreds of thousands of publishers and provides </text:span><text:span text:style-name="T156">both a search interface </text:span><text:span text:style-name="T155">and real-time change alerts to users.</text:span></text:p>
          </table:table-cell>
        </table:table-row>
        <table:table-row>
          <table:table-cell table:style-name="Table9.A1" office:value-type="string">
            <text:p text:style-name="P201"/>
          </table:table-cell>
          <table:table-cell table:style-name="Table9.A1" office:value-type="string">
            <text:p text:style-name="P152"><text:span text:style-name="T205">Backend p</text:span>rototyping in Python<text:span text:style-name="T206">:</text:span></text:p>
            <text:list xml:id="list294613805" text:style-name="L3">
              <text:list-item>
                <text:p text:style-name="P210"><text:span text:style-name="T146">Classified signup responses and mapped form inputs </text:span>using numpy/scipy/scikit-learn</text:p>
              </text:list-item>
            </text:list>
            <text:p text:style-name="P129"><text:span text:style-name="T180">Backend p</text:span><text:span text:style-name="T176">roduction rewrite in Java</text:span>:</text:p>
            <text:list xml:id="list85630711873213" text:continue-numbering="true" text:style-name="L3">
              <text:list-item>
                <text:p text:style-name="P2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3"><text:span text:style-name="T145">Implemented </text:span>Guice-injected Java <text:span text:style-name="T148">micro-</text:span>service<text:span text:style-name="T145">s </text:span>that encapsulated MongoDB collections; ElasticSearch indices; <text:span text:style-name="T149">Redis databases; S3 buckets; </text:span>screenshotting <text:span text:style-name="T145">and signups </text:span>with Selenium; <text:span text:style-name="T14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4">Designed and implemented <text:span text:style-name="T151">a scalable distributed system</text:span> for <text:span text:style-name="T150">processing</text:span> Common Crawl WARC records and submitting newsletter signups</text:p>
              </text:list-item>
              <text:list-item>
                <text:p text:style-name="P215"><text:span text:style-name="T209">Reported metrics</text:span> to InfluxDB</text:p>
              </text:list-item>
              <text:list-item>
                <text:p text:style-name="P216"><text:span text:style-name="T208">Created</text:span> <text:span text:style-name="T147">administrative</text:span> user interface in Vaadin</text:p>
              </text:list-item>
              <text:list-item>
                <text:p text:style-name="P217">Set up Jenkins continuous integration</text:p>
              </text:list-item>
              <text:list-item>
                <text:p text:style-name="P218"><text:span text:style-name="T198">Deployed with </text:span>Docker+<text:span text:style-name="T250">Kubernetes</text:span> on real hardware</text:p>
              </text:list-item>
            </text:list>
            <text:p text:style-name="P153"><text:span text:style-name="T181">Frontend</text:span>:</text:p>
            <text:list xml:id="list85630156523644" text:continue-numbering="true" text:style-name="L3">
              <text:list-item>
                <text:p text:style-name="P219">Assumed responsibility for <text:span text:style-name="T201">a </text:span>three year-old Bootstrap+Backbone.js+Marionette.js code base in JavaScript</text:p>
              </text:list-item>
              <text:list-item>
                <text:p text:style-name="P219">Incrementally migrated code to TypeScript <text:span text:style-name="T210">with Knockout.js</text:span></text:p>
              </text:list-item>
              <text:list-item>
                <text:p text:style-name="P219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21"><text:span text:style-name="T166">0</text:span><text:span text:style-name="T164">4</text:span><text:span text:style-name="T163">/2014 – </text:span><text:span text:style-name="T166">0</text:span><text:span text:style-name="T165">7</text:span><text:span text:style-name="T163">/2014</text:span></text:p>
          </table:table-cell>
          <table:table-cell table:style-name="Table9.A1" office:value-type="string">
            <text:p text:style-name="P140"><text:span text:style-name="T270">Development of the </text:span><text:a xlink:type="simple" xlink:href="https://blog.muninn-project.org/node/79" text:style-name="Internet_20_link" text:visited-style-name="Visited_20_Internet_20_Link"><text:span text:style-name="T62">Muninn Project</text:span></text:a><text:span text:style-name="T63"> </text:span><text:span text:style-name="T83">for</text:span><text:span text:style-name="T64"> </text:span><text:span text:style-name="T46">PSW Applied Research Inc.</text:span><text:span text:style-name="T50"> / Toronto, </text:span><text:span text:style-name="T51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6">Created a command-line <text:span text:style-name="T32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2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ext:soft-page-break/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52"><text:span text:style-name="T223">0</text:span>3/2013 – <text:span text:style-name="T223">0</text:span>7/2013</text:p>
          </table:table-cell>
          <table:table-cell table:style-name="Table9.A1" office:value-type="string">
            <text:p text:style-name="P166"><text:a xlink:type="simple" xlink:href="http://txtmrkt.com/" text:style-name="Internet_20_link" text:visited-style-name="Visited_20_Internet_20_Link"><text:span text:style-name="T133">Txtmrkt</text:span></text:a><text:span text:style-name="T38">, a marketplace for digital publications</text:span><text:span text:style-name="T138"> / </text:span><text:span text:style-name="T139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5">Designed and implemented a Model-View-Controller-based Java web application with Guice-injected <text:span text:style-name="T190">micro</text:span>services backed by Amazon S3</text:p>
            <text:p text:style-name="P195">Authenticated and authorized users with Shiro</text:p>
            <text:p text:style-name="P12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9"><text:span text:style-name="T226">0</text:span>7/2012 – <text:span text:style-name="T336">08/2018</text:span></text:p>
          </table:table-cell>
          <table:table-cell table:style-name="Table9.A1" office:value-type="string">
            <text:p text:style-name="P172"><text:a xlink:type="simple" xlink:href="http://terascript.com/" text:style-name="Internet_20_link" text:visited-style-name="Visited_20_Internet_20_Link"><text:span text:style-name="T53">TeraScript</text:span></text:a><text:span text:style-name="T68"> </text:span><text:span text:style-name="T75">product suite </text:span><text:span text:style-name="T88">for</text:span><text:span text:style-name="T69"> </text:span><text:a xlink:type="simple" xlink:href="http://www.tronics.com/" text:style-name="Internet_20_link" text:visited-style-name="Visited_20_Internet_20_Link"><text:span text:style-name="T76">Tronics Software, LLC</text:span></text:a><text:span text:style-name="T92"> / El Dorado, CA</text:span></text:p>
            <text:p text:style-name="P8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4"/>
          </table:table-cell>
          <table:table-cell table:style-name="Table9.A1" office:value-type="string">
            <text:p text:style-name="P130"><text:span text:style-name="T176">TeraScript </text:span><text:span text:style-name="T177">Server </text:span><text:span text:style-name="T176">8</text:span>:</text:p>
            <text:p text:style-name="P98">Rewrote TeraScript 7 in Java while maintaining strict backwards compatibility:</text:p>
            <text:list xml:id="list85631146495643" text:continue-numbering="true" text:style-name="L3">
              <text:list-item>
                <text:p text:style-name="P220"><text:span text:style-name="T207">Grammar</text:span>-based compilers for <text:span text:style-name="T153">TML</text:span> and associated little languages <text:span text:style-name="T207">using ANTLR</text:span></text:p>
              </text:list-item>
              <text:list-item>
                <text:p text:style-name="P220">Tree interpreters for TML, <text:span text:style-name="T153">TAF, and TCF</text:span></text:p>
              </text:list-item>
              <text:list-item>
                <text:p text:style-name="P222">Versioned OSGi <text:span text:style-name="T140">bundles with Maven and Apache Felix</text:span></text:p>
              </text:list-item>
              <text:list-item>
                <text:p text:style-name="P221">Library of standard functions, <text:span text:style-name="T141">primitive types, and collections</text:span> with extensive unit tests</text:p>
              </text:list-item>
            </text:list>
            <text:p text:style-name="P151"><text:span text:style-name="T176">TeraScript </text:span><text:span text:style-name="T177">Server </text:span><text:span text:style-name="T176">7</text:span> (formerly Witango <text:span text:style-name="T142">Server</text:span>):</text:p>
            <text:p text:style-name="P82">Reorganized, cleaned up, and modernized a 17-year-old C++ code base and addressed numerous bugs and feature requests for the server's first major release in over two years; <text:span text:style-name="T143">now in maintenance releases</text:span></text:p>
            <text:p text:style-name="P82">Eliminated diverging platform-specific build systems (on Win32, Linux, and OS X) in favor of CMake and ported the code base to Win64 using Visual C++ 2012</text:p>
            <text:p text:style-name="P82">Designed and implemented a SQL generator that visits dialect-specific trees of SQL-99 constructs</text:p>
            <text:p text:style-name="P99"><text:span text:style-name="T178">TeraScribe 8</text:span>:</text:p>
            <text:p text:style-name="P83">Reorganized <text:span text:style-name="T15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00"><text:span text:style-name="T179">Subcontracting</text:span>:</text:p>
            <text:p text:style-name="P86">Debugged production installations of TeraScript Server 7 and 8</text:p>
            <text:p text:style-name="P102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4"/>
          </table:table-cell>
          <table:table-cell table:style-name="Table9.A1" office:value-type="string">
            <text:p text:style-name="P130"/>
          </table:table-cell>
        </table:table-row>
        <table:table-row>
          <table:table-cell table:style-name="Table9.A1" office:value-type="string">
            <text:p text:style-name="P9">12/2011 – <text:span text:style-name="T223">0</text:span>6/2012</text:p>
          </table:table-cell>
          <table:table-cell table:style-name="Table9.A1" office:value-type="string">
            <text:p text:style-name="P166">Haystack <text:span text:style-name="T219">business intelligence</text:span> platform <text:span text:style-name="T11">for </text:span><text:span text:style-name="T218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1">Designed an agent (Python) and manager (Java with Spring Security+MVC and Guice) architecture for gathering, storing, and querying time series data and metadata</text:p>
            <text:list xml:id="list2889762227" text:style-name="L4">
              <text:list-header>
                <text:p text:style-name="P212">Implemented time series databases from scratch using relational tables and memory-mapped files</text:p>
                <text:p text:style-name="P211">Wrote RFC 3986 grammar-based URL and URN parsers using Ragel (Java) and pyparsing (Python)</text:p>
                <text:p text:style-name="P211">Generated service interfaces in Java and Python with custom Protocol Buffers compiler plugins</text:p>
              </text:list-header>
            </text:list>
            <text:p text:style-name="P124">Coded agent plugins in Java and Python for discovering and fetching metric metadata and data:</text:p>
            <text:list xml:id="list85629692466622" text:continue-numbering="true" text:style-name="L4">
              <text:list-item>
                <text:p text:style-name="P223">Open source monitoring systems: Nagios, Ganglia, collectl, Graphite</text:p>
              </text:list-item>
              <text:list-item>
                <text:p text:style-name="P223">Open source server software: Apache httpd, nginx, MySQL, memcached, MongoDB, JMX</text:p>
              </text:list-item>
              <text:list-item>
                <text:p text:style-name="P223">Platform interfaces: procfs, sysctl, WMI, SNMP</text:p>
              </text:list-item>
              <text:list-item>
                <text:p text:style-name="P223">Third party APIs: Google Analytics, MailChimp, Spring Social, Amazon CloudWatch</text:p>
              </text:list-item>
            </text:list>
            <text:p text:style-name="P154">Supervised user experience and graphic designers in Ukraine</text:p>
            <text:p text:style-name="P124">Implemented a client-side user interface with the Google Web Toolkit, starting from wireframes:</text:p>
            <text:list xml:id="list85629814862459" text:continue-numbering="true" text:style-name="L4">
              <text:list-item>
                <text:p text:style-name="P223">Architectural best practices: Model-View-Presenter; event bus; activities and places</text:p>
              </text:list-item>
              <text:list-item>
                <text:p text:style-name="P223">Custom widgets: date time range picker, cell table pager, search box, selection tree</text:p>
              </text:list-item>
              <text:list-item>
                <text:p text:style-name="P223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6"/>
          </table:table-cell>
        </table:table-row>
        <table:table-row>
          <table:table-cell table:style-name="Table9.A1" office:value-type="string">
            <text:p text:style-name="P9"><text:span text:style-name="T227">0</text:span>8/2011 – 12/2011</text:p>
          </table:table-cell>
          <table:table-cell table:style-name="Table9.A1" office:value-type="string">
            <text:p text:style-name="P170"><text:span text:style-name="T267">Backend development </text:span><text:span text:style-name="T271">and software architecture</text:span><text:span text:style-name="T267"> </text:span><text:span text:style-name="T274">for</text:span><text:span text:style-name="T267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9">Designed, implemented, documented, and successfully deployed warehouse integration code in Java (backend) and PHP (administrative frontend)</text:p>
            <text:p text:style-name="P198"><text:soft-page-break/>Wrote a Thrift compiler and targets in Python+pyparsing to generate Java and PHP from Thrift definitions</text:p>
            <text:p text:style-name="P165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6"/>
          </table:table-cell>
        </table:table-row>
        <table:table-row>
          <table:table-cell table:style-name="Table9.A1" office:value-type="string">
            <text:p text:style-name="P9"><text:span text:style-name="T227">0</text:span>5/2011 – <text:span text:style-name="T227">0</text:span>8/2011</text:p>
          </table:table-cell>
          <table:table-cell table:style-name="Table9.A1" office:value-type="string">
            <text:p text:style-name="P166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4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20"/>
            <text:p text:style-name="P20"/>
          </table:table-cell>
          <table:table-cell table:style-name="Table9.A1" office:value-type="string">
            <text:p text:style-name="P198">Synthesized a realistic benchmark for front-line web servers from statistical analyses of nginx access logs</text:p>
            <text:p text:style-name="P198">Significantly reduced network bandwidth and latency on <text:s/>production servers with targeted optimizations</text:p>
            <text:p text:style-name="P165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7">0</text:span>4/2011</text:p>
          </table:table-cell>
          <table:table-cell table:style-name="Table9.A1" office:value-type="string">
            <text:p text:style-name="P166">File I/O library for <text:a xlink:type="simple" xlink:href="http://x10-lang.org/" text:style-name="Internet_20_link" text:visited-style-name="Visited_20_Internet_20_Link"><text:span text:style-name="T38">X10</text:span></text:a><text:span text:style-name="T27"> </text:span><text:span text:style-name="T28">at</text:span><text:span text:style-name="T35"> IBM Research </text:span><text:span text:style-name="T28">/ Hawthorne, NY</text:span></text:p>
            <text:p text:style-name="P200"><text:span text:style-name="T29">X10 is </text:span><text:span text:style-name="T28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7">Designed, implemented, <text:s/>tested, and documented a new low-overhead, buffer-based file library for X10:</text:p>
            <text:list xml:id="list85629417548786" text:continue-numbering="true" text:style-name="L4">
              <text:list-item>
                <text:p text:style-name="P226">inspired by POSIX, FUSE, Boost.Filesystem, and Java NIO.2</text:p>
              </text:list-item>
              <text:list-item>
                <text:p text:style-name="P226">X10 and native code for the Java and C++ source-to-source compilation backends</text:p>
              </text:list-item>
              <text:list-item>
                <text:p text:style-name="P226">Scatter/gather I/O, aligned buffers, memory-mapped files, advisory locking</text:p>
                <text:p text:style-name="P229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8">0</text:span>1/2009 – <text:span text:style-name="T228">0</text:span>7/2010</text:p>
          </table:table-cell>
          <table:table-cell table:style-name="Table9.A1" office:value-type="string">
            <text:p text:style-name="P166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29">computing </text:span>clusters, <text:span text:style-name="T21">for</text:span><text:span text:style-name="T330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8">Wrote Python and bash scripts for configuring, deploying, and administrating LXFS installations: Lustre and lnet configuration (MGS, MDS, OSS, clients); <text:span text:style-name="T203">r</text:span>edundant NFS exports; Nagios, Ganglia, and collectl monitoring; Heartbeat/Linux-HA services for failover; Promise RAID devices; <text:span text:style-name="T203">n</text:span>etwork interfaces (Infiniband, bonded Ethernet)</text:p>
            <text:list xml:id="list809884176" text:style-name="L5">
              <text:list-header>
                <text:p text:style-name="P230">Finished two major LXFS releases, used in numerous deployments</text:p>
                <text:p text:style-name="P22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1"/>
          </table:table-cell>
        </table:table-row>
        <table:table-row>
          <table:table-cell table:style-name="Table9.A1" office:value-type="string">
            <text:p text:style-name="P9"><text:span text:style-name="T229">0</text:span>1/2009 – <text:span text:style-name="T229">0</text:span>7/2010</text:p>
          </table:table-cell>
          <table:table-cell table:style-name="Table9.A1" office:value-type="string">
            <text:p text:style-name="P161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7">Designed, implemented, and tested the XtreemFS userspace client:</text:p>
            <text:list xml:id="list2219590736" text:style-name="L6">
              <text:list-item>
                <text:p text:style-name="P227">FUSE and Dokan (Windows FUSE-like library) interfaces</text:p>
              </text:list-item>
              <text:list-item>
                <text:p text:style-name="P227">Multiple pipelined ONC-RPC streams to a a single server</text:p>
              </text:list-item>
              <text:list-item>
                <text:p text:style-name="P227">Staged, event-driven concurrency for robust performance under load</text:p>
              </text:list-item>
              <text:list-item>
                <text:p text:style-name="P227">Close-to-open file caching with per-file page sizes</text:p>
              </text:list-item>
              <text:list-item>
                <text:p text:style-name="P227">Automatic failover between file replicas on timeout</text:p>
              </text:list-item>
              <text:list-item>
                <text:p text:style-name="P227">Heavily benchmarked under different I/O loads (iobench, dbench, metadata benchmarks)</text:p>
                <text:p text:style-name="P231">Finished two major XtreemFS releases, both used in production</text:p>
                <text:p text:style-name="P22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7"/>
          </table:table-cell>
        </table:table-row>
        <table:table-row>
          <table:table-cell table:style-name="Table9.A1" office:value-type="string">
            <text:p text:style-name="P42">0<text:span text:style-name="T319">6</text:span>/20<text:span text:style-name="T319">03</text:span> <text:span text:style-name="T221">– 12/2008</text:span></text:p>
          </table:table-cell>
          <table:table-cell table:style-name="Table9.A1" office:value-type="string">
            <text:p text:style-name="P124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>Yield was the vehicle for both my Diplom and Ph.D. <text:span text:style-name="T319">research.</text:span> Its features included:</text:p>
            <text:list xml:id="list3463400845" text:style-name="L7">
              <text:list-item>
                <text:p text:style-name="P228">Staged, event-driven concurrency</text:p>
              </text:list-item>
              <text:list-item>
                <text:p text:style-name="P228">Non-blocking socket I/O (TCP, SSL, UDP) with efficient polling (epoll, kqueue, event ports)</text:p>
              </text:list-item>
              <text:list-item>
                <text:p text:style-name="P228">Asynchronous file I/O (POSIX AIO, Linux libaio, Windows I/O completion ports)</text:p>
              </text:list-item>
              <text:list-item>
                <text:p text:style-name="P228">File system event notification (inotify, kqueue, OS X volume monitoring, ReadDirectoryChangesW)</text:p>
              </text:list-item>
              <text:list-item>
                <text:p text:style-name="P228">Atomic reference-counted objects (similar to the Boost/TR1 shared_ptr) with efficient use conventions</text:p>
              </text:list-item>
              <text:list-item>
                <text:p text:style-name="P228">Optimized hash tables: cuckoo hash tables, HAT tries, string array hash tables</text:p>
              </text:list-item>
              <text:list-item>
                <text:p text:style-name="P228">Non-blocking data structures: queues, stacks, circular buffers</text:p>
              </text:list-item>
              <text:list-item>
                <text:p text:style-name="P228">HTTP request and response parsing with Ragel state machines based on the ABNF in RFCs 822 and 2616</text:p>
              </text:list-item>
              <text:list-item>
                <text:p text:style-name="P228">URI parsing with a Ragel state machine based on the ABNF in RFC 3986</text:p>
              </text:list-item>
              <text:list-item>
                <text:p text:style-name="P228">HTTP clients and servers with support for pipelining and chunked encoding</text:p>
              </text:list-item>
              <text:list-item>
                <text:p text:style-name="P228">ONC-RPC, XML-RPC, and JSON-RPC clients and servers with efficient parsing and serialization</text:p>
              </text:list-item>
              <text:list-item>
                <text:p text:style-name="P228">Efficient SOAP parser (libxml2, SAX with DOM fallback) and serializer, SOAP clients and servers</text:p>
              </text:list-item>
              <text:list-item>
                <text:p text:style-name="P228">Object marshalling: XDR, XML (libxml2, genx), JSON (yajl)</text:p>
              </text:list-item>
              <text:list-item>
                <text:p text:style-name="P228">Embedded script interpreters and gateways: Python, PHP, Lua, Prolog, CGI, FastCGI, SCGI</text:p>
              </text:list-item>
              <text:list-item>
                <text:p text:style-name="P228">Minimalist xUnit-like unit testing framework (yunit) with one set of unit tests per class</text:p>
                <text:p text:style-name="P233">Servers implemented:</text:p>
              </text:list-item>
              <text:list-item>
                <text:p text:style-name="P232">HTTP static file servers, benchmarked with httperf generating a SPECweb99-like workload</text:p>
              </text:list-item>
              <text:list-item>
                <text:p text:style-name="P232"><text:soft-page-break/>Back end image processing pipelines (decode JPEG, scale, crop, blur, encode JPEG), benchmarked with a custom client and real application traces</text:p>
              </text:list-item>
              <text:list-item>
                <text:p text:style-name="P232">English Wikipedia page lookup and keyword search engine using Berkeley DB and various NLP libraries, benchmarked with httperf with URI logs synthesized from Wikipedia page statistics</text:p>
                <text:p text:style-name="P209"><text:span text:style-name="T10">Yield's concurrency architecture is based on the concept of </text:span><text:span text:style-name="T215">stages</text:span><text:span text:style-name="T10"> for parallelizing CPU-intensive code (gzipping, parsing, serialization) and offloading blocking calls (disk I/O, DNS lookups). A stage is a </text:span><text:span text:style-name="T215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4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204"><text:span text:style-name="T335">01/</text:span>200<text:span text:style-name="T247">2</text:span> – <text:span text:style-name="T335">01/</text:span>200<text:span text:style-name="T247">3</text:span></text:p>
          </table:table-cell>
          <table:table-cell table:style-name="Table9.A1" office:value-type="string">
            <text:p text:style-name="P118">E-<text:span text:style-name="T339">Travel Support System </text:span><text:span text:style-name="T24">(undergraduate research)</text:span></text:p>
            <text:p text:style-name="P87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4"/>
          </table:table-cell>
          <table:table-cell table:style-name="Table9.A1" office:value-type="string">
            <text:p text:style-name="P127">Technical supervision of Masters' theses</text:p>
            <text:p text:style-name="P128">Network and server <text:s/>maintenance, database setup and maintenance</text:p>
            <text:p text:style-name="P119"><text:span text:style-name="T175">Coauthoring and reviewing papers, presentations, and funding proposals </text:span><text:span text:style-name="T24"><text:s/></text:span></text:p>
          </table:table-cell>
        </table:table-row>
      </table:table>
      <text:p text:style-name="P177"/>
      <text:p text:style-name="P17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90"><text:span text:style-name="T333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90">12/2019 </text:span><text:span text:style-name="T291">–</text:span></text:p>
          </table:table-cell>
          <table:table-cell table:style-name="Table8.A1" office:value-type="string">
            <text:p text:style-name="P146"><text:a xlink:type="simple" xlink:href="https://github.com/minorg/paradicms" text:style-name="Internet_20_link" text:visited-style-name="Visited_20_Internet_20_Link"><text:span text:style-name="T66">Paradicms</text:span></text:a><text:span text:style-name="T78">: </text:span><text:span text:style-name="T84">multi-paradi</text:span><text:span text:style-name="T85">gm</text:span><text:span text:style-name="T84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92">0</text:span><text:span text:style-name="T290">9/2019 </text:span><text:span text:style-name="T291">–</text:span></text:p>
          </table:table-cell>
          <table:table-cell table:style-name="Table8.A1" office:value-type="string">
            <text:p text:style-name="P141"><text:a xlink:type="simple" xlink:href="https://github.com/minorg/CollaborationNetworks" text:style-name="Internet_20_link" text:visited-style-name="Visited_20_Internet_20_Link"><text:span text:style-name="T67">CollaborationNetworks</text:span></text:a><text:span text:style-name="T87">: </text:span><text:span text:style-name="T84">o</text:span><text:span text:style-name="T86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5"><text:a xlink:type="simple" xlink:href="https://github.com/minorg/dressdiscover" text:style-name="Internet_20_link" text:visited-style-name="Visited_20_Internet_20_Link"><text:span text:style-name="T65">D</text:span></text:a><text:a xlink:type="simple" xlink:href="https://github.com/minorg/dressdiscover" text:style-name="Internet_20_link" text:visited-style-name="Visited_20_Internet_20_Link"><text:span text:style-name="T53">ressDiscover</text:span></text:a><text:span text:style-name="T7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8">0</text:span>7/201<text:span text:style-name="T249">6</text:span> <text:span text:style-name="T248">–</text:span></text:p>
          </table:table-cell>
          <table:table-cell table:style-name="Table8.A1" office:value-type="string">
            <text:p text:style-name="P113"><text:a xlink:type="simple" xlink:href="https://github.com/minorg/pastpy" text:style-name="Internet_20_link" text:visited-style-name="Visited_20_Internet_20_Link"><text:span text:style-name="T104">Pastpy</text:span></text:a><text:span text:style-name="T106">: </text:span><text:span text:style-name="T107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8">0</text:span>7/2012 <text:span text:style-name="T248">–</text:span></text:p>
          </table:table-cell>
          <table:table-cell table:style-name="Table8.A1" office:value-type="string">
            <text:p text:style-name="P112"><text:a xlink:type="simple" xlink:href="https://github.com/minorg/thryft" text:style-name="Internet_20_link" text:visited-style-name="Visited_20_Internet_20_Link"><text:span text:style-name="T105">Thryft</text:span></text:a><text:span text:style-name="T106">: </text:span><text:span text:style-name="T108">compiler and </text:span><text:span text:style-name="T109">code generation framework for multilingual web applications</text:span></text:p>
          </table:table-cell>
        </table:table-row>
      </table:table>
      <text:p text:style-name="P180"/>
      <text:p text:style-name="P18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88">Education</text:p>
          </table:table-cell>
        </table:table-row>
        <table:table-row>
          <table:table-cell table:style-name="Table7.A2" office:value-type="float" office:value="2009">
            <text:p text:style-name="P15">2009</text:p>
          </table:table-cell>
          <table:table-cell table:style-name="Table7.A1" office:value-type="string">
            <text:p text:style-name="P167"><text:span text:style-name="T304">Ph.D., Computer Science</text:span><text:span text:style-name="T305">,</text:span><text:span text:style-name="T304"> </text:span><text:span text:style-name="T293">University of Cambridge</text:span></text:p>
          </table:table-cell>
        </table:table-row>
        <table:table-row>
          <table:table-cell table:style-name="Table7.A2" office:value-type="float" office:value="2005">
            <text:p text:style-name="P15">2005</text:p>
          </table:table-cell>
          <table:table-cell table:style-name="Table7.A1" office:value-type="string">
            <text:p text:style-name="P167"><text:span text:style-name="T304">Diplom Informatiker</text:span><text:span text:style-name="T305">,</text:span><text:span text:style-name="T304"> </text:span><text:span text:style-name="T293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15">2003</text:p>
          </table:table-cell>
          <table:table-cell table:style-name="Table7.A1" office:value-type="string">
            <text:p text:style-name="P7"><text:span text:style-name="T1">B.Sc., Computer Science</text:span><text:span text:style-name="T10">,</text:span><text:span text:style-name="T1"> </text:span>Oklahoma State University <text:span text:style-name="T200">Tulsa</text:span></text:p>
          </table:table-cell>
        </table:table-row>
      </table:table>
      <text:p text:style-name="P181"/>
      <text:p text:style-name="P17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2"><text:span text:style-name="T204">Skills</text:span> </text:p>
          </table:table-cell>
        </table:table-row>
        <table:table-row>
          <table:table-cell table:style-name="Table4.A1" office:value-type="string">
            <text:p text:style-name="P17">Languages</text:p>
          </table:table-cell>
          <table:table-cell table:style-name="Table4.A1" office:value-type="string">
            <text:p text:style-name="P3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5"><text:span text:style-name="T327">Scala; </text:span>Java;<text:span text:style-name="T327"> Python; TypeScript; </text:span>C++; <text:span text:style-name="T184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6"><text:span text:style-name="T326">React.js; Knockout.js; </text:span>Thrift; Protobufs; <text:span text:style-name="T237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4"><text:span text:style-name="T144">PostgreSQL; neo4j; ElasticSearch; </text:span>MongoDB; <text:span text:style-name="T144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3">Windows; Debian- <text:span text:style-name="T197">and</text:span> RedHat-based Linux; OS X</text:p>
          </table:table-cell>
        </table:table-row>
      </table:table>
      <text:p text:style-name="P178"/>
      <text:p text:style-name="P178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3">Teaching</text:p>
          </table:table-cell>
        </table:table-row>
        <table:table-row>
          <table:table-cell table:style-name="Table2.A2" office:value-type="string">
            <text:p text:style-name="P18"><text:span text:style-name="T230">0</text:span>2/2014 – <text:span text:style-name="T230">0</text:span>4/2014</text:p>
          </table:table-cell>
          <table:table-cell table:style-name="Table2.B2" office:value-type="string">
            <text:p text:style-name="P160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3">/ Ames, IA</text:span></text:p>
          </table:table-cell>
        </table:table-row>
        <table:table-row>
          <table:table-cell table:style-name="Table2.A3" office:value-type="string">
            <text:p text:style-name="P19">01/2002 – 03/2002</text:p>
          </table:table-cell>
          <table:table-cell table:style-name="Table2.B3" office:value-type="string">
            <text:p text:style-name="P162">Mathematics tutoring for 6th and 7th graders at Tulsa Public Schools / Tulsa, OK</text:p>
          </table:table-cell>
        </table:table-row>
      </table:table>
      <text:p text:style-name="P184"/>
      <text:p text:style-name="P185"/>
      <table:table table:name="Table6" table:style-name="Table6">
        <table:table-column table:style-name="Table6.A"/>
        <table:table-row>
          <table:table-cell table:style-name="Table6.A1" office:value-type="string">
            <text:p text:style-name="P194"><text:span text:style-name="T244">Selected </text:span>Publications</text:p>
          </table:table-cell>
        </table:table-row>
        <table:table-row>
          <table:table-cell table:style-name="Table6.A1" office:value-type="string">
            <text:p text:style-name="P168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3"><text:span text:style-name="T288">Gordon, M.</text:span><text:span text:style-name="T289"> (2007). </text:span><text:span text:style-name="T285">Twisted in knots </text:span><text:span text:style-name="T286">[</text:span><text:span text:style-name="T287">a review of</text:span><text:span text:style-name="T286"> </text:span><text:span text:style-name="T192">Twisted Network Programming Essentials </text:span><text:span text:style-name="T193">by Abe Fettig]</text:span><text:span text:style-name="T285">.</text:span><text:span text:style-name="T289"> IEEE Distributed Systems Online, (3), 5. </text:span><text:span text:style-name="T194"><text:s/></text:span>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9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5). An introduction to network programming the <text:span text:style-name="T251">P</text:span>ython way [<text:span text:style-name="T245">a review of </text:span><text:span text:style-name="T213">Foundations of Python Network </text:span><text:soft-page-break/><text:span text:style-name="T213">Programming</text:span><text:span text:style-name="T245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9">Gawinecki, M., <text:span text:style-name="T1">Gordon, M.</text:span>, Kaczmarek, P., &amp; Paprzycki, M. (2005). The problem of agent-client communication on the <text:span text:style-name="T25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9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4). A Textbook for the Semantic Web <text:span text:style-name="T245">[a review of </text:span><text:span text:style-name="T213">Knowledge Representation</text:span><text:span text:style-name="T245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4). An introduction to RDF technologies: Too little, too soon <text:span text:style-name="T246">[a review of </text:span><text:span text:style-name="T214">Practical RDF</text:span><text:span text:style-name="T246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9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9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09-10T08:56:28.840000000</dc:date>
    <meta:editing-duration>P1DT19H8M43S</meta:editing-duration>
    <meta:editing-cycles>1255</meta:editing-cycles>
    <meta:generator>LibreOffice/6.3.2.2$Windows_X86_64 LibreOffice_project/98b30e735bda24bc04ab42594c85f7fd8be07b9c</meta:generator>
    <dc:title>Minor Gordon - Curriculum Vitae</dc:title>
    <meta:document-statistic meta:table-count="9" meta:image-count="0" meta:object-count="0" meta:page-count="7" meta:paragraph-count="275" meta:word-count="3105" meta:character-count="22165" meta:non-whitespace-character-count="19342"/>
  </office:meta>
</office:document-meta>
</file>